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000000168CC21D7D706EBE80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4.1827in" draw:z-index="0"><draw:image xlink:href="Pictures/100000000000024000000168CC21D7D706EBE80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2:05:26.387489284</meta:creation-date>
    <dc:date>2022-01-03T14:04:37.391966234</dc:date>
    <meta:editing-duration>PT9M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